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0.298cm" table:align="left"/>
    </style:style>
    <style:style style:name="Table2.A" style:family="table-column">
      <style:table-column-properties style:column-width="0.298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  <style:text-properties officeooo:rsid="000cf9df" officeooo:paragraph-rsid="000cf9df"/>
    </style:style>
    <style:style style:name="P2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kins Documents: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DevOps - Jenkins - Materials : https://drive.google.com/drive/folders/1spz_bxLOic4Bit7-YNni72YAqtWaskSX?usp=sharing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2"><text:bookmark text:name="LC2"/></text:p>
          </table:table-cell>
        </table:table-row>
      </table:table>
      <text:p text:style-name="Text_20_body">More Materials : https://drive.google.com/drive/folders/1VwFqNI0pZs66kgQXqhQNty1iTJdxriHv?usp=sha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5:08:53.041930332</meta:creation-date>
    <dc:date>2019-09-10T08:54:51.323507207</dc:date>
    <meta:editing-duration>PT17H35M48S</meta:editing-duration>
    <meta:editing-cycles>1</meta:editing-cycles>
    <meta:document-statistic meta:table-count="2" meta:image-count="0" meta:object-count="0" meta:page-count="1" meta:paragraph-count="3" meta:word-count="13" meta:character-count="234" meta:non-whitespace-character-count="224"/>
    <meta:generator>LibreOffice/6.0.7.3$Linux_X86_64 LibreOffice_project/00m0$Build-3</meta:generator>
  </office:meta>
</office:document-meta>
</file>